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8ee3a" officeooo:paragraph-rsid="0008ee3a"/>
    </style:style>
    <style:style style:name="P2" style:family="paragraph" style:parent-style-name="Standard">
      <style:text-properties officeooo:rsid="000b7386" officeooo:paragraph-rsid="000b7386"/>
    </style:style>
    <style:style style:name="P3" style:family="paragraph" style:parent-style-name="Standard">
      <style:text-properties style:text-underline-style="solid" style:text-underline-width="auto" style:text-underline-color="font-color" officeooo:rsid="000b7386" officeooo:paragraph-rsid="000b7386"/>
    </style:style>
    <style:style style:name="P4" style:family="paragraph" style:parent-style-name="Standard">
      <style:text-properties style:text-underline-style="solid" style:text-underline-width="auto" style:text-underline-color="font-color" officeooo:rsid="00126a85" officeooo:paragraph-rsid="00126a85"/>
    </style:style>
    <style:style style:name="P5" style:family="paragraph" style:parent-style-name="Standard">
      <style:text-properties style:text-underline-style="solid" style:text-underline-width="auto" style:text-underline-color="font-color" officeooo:rsid="0013aa93" officeooo:paragraph-rsid="0013aa93"/>
    </style:style>
    <style:style style:name="P6" style:family="paragraph" style:parent-style-name="Standard">
      <style:text-properties style:text-underline-style="solid" style:text-underline-width="auto" style:text-underline-color="font-color" officeooo:rsid="0013cde8" officeooo:paragraph-rsid="0013cde8"/>
    </style:style>
    <style:style style:name="P7" style:family="paragraph" style:parent-style-name="Standard">
      <style:text-properties style:text-underline-style="solid" style:text-underline-width="auto" style:text-underline-color="font-color" officeooo:rsid="00148fc0" officeooo:paragraph-rsid="00148fc0"/>
    </style:style>
    <style:style style:name="P8" style:family="paragraph" style:parent-style-name="Standard">
      <style:text-properties style:text-underline-style="solid" style:text-underline-width="auto" style:text-underline-color="font-color" officeooo:rsid="0015a661" officeooo:paragraph-rsid="0015a661"/>
    </style:style>
    <style:style style:name="P9" style:family="paragraph" style:parent-style-name="Standard">
      <style:text-properties style:text-underline-style="none" officeooo:rsid="000dd8c4" officeooo:paragraph-rsid="000dd8c4"/>
    </style:style>
    <style:style style:name="P10" style:family="paragraph" style:parent-style-name="Standard">
      <style:text-properties style:text-underline-style="none" officeooo:rsid="000ef9db" officeooo:paragraph-rsid="000ef9db"/>
    </style:style>
    <style:style style:name="P11" style:family="paragraph" style:parent-style-name="Standard">
      <style:text-properties style:text-underline-style="none" officeooo:rsid="0011410f" officeooo:paragraph-rsid="0011410f"/>
    </style:style>
    <style:style style:name="P12" style:family="paragraph" style:parent-style-name="Standard">
      <style:text-properties style:text-underline-style="none" officeooo:rsid="00126a85" officeooo:paragraph-rsid="00126a85"/>
    </style:style>
    <style:style style:name="P13" style:family="paragraph" style:parent-style-name="Standard">
      <style:text-properties style:text-underline-style="none" officeooo:rsid="0013aa93" officeooo:paragraph-rsid="0013aa93"/>
    </style:style>
    <style:style style:name="P14" style:family="paragraph" style:parent-style-name="Standard">
      <style:text-properties style:text-underline-style="none" officeooo:rsid="0013cde8" officeooo:paragraph-rsid="0013cde8"/>
    </style:style>
    <style:style style:name="P15" style:family="paragraph" style:parent-style-name="Standard">
      <style:text-properties style:text-underline-style="none" officeooo:rsid="00148fc0" officeooo:paragraph-rsid="00148fc0"/>
    </style:style>
    <style:style style:name="P16" style:family="paragraph" style:parent-style-name="Standard">
      <style:text-properties style:text-underline-style="none" officeooo:rsid="0015a661" officeooo:paragraph-rsid="0015a661"/>
    </style:style>
    <style:style style:name="P17" style:family="paragraph" style:parent-style-name="Standard">
      <style:text-properties style:text-underline-style="none" officeooo:rsid="00171cb6" officeooo:paragraph-rsid="00171cb6"/>
    </style:style>
    <style:style style:name="P18" style:family="paragraph" style:parent-style-name="Standard" style:list-style-name="L1">
      <style:text-properties officeooo:rsid="000b7386" officeooo:paragraph-rsid="000b7386"/>
    </style:style>
    <style:style style:name="P19" style:family="paragraph" style:parent-style-name="Standard" style:list-style-name="L2">
      <style:text-properties officeooo:rsid="000c2f71" officeooo:paragraph-rsid="000c2f71"/>
    </style:style>
    <style:style style:name="P20" style:family="paragraph" style:parent-style-name="Standard" style:list-style-name="L3">
      <style:text-properties officeooo:rsid="000c2f71" officeooo:paragraph-rsid="000c2f71"/>
    </style:style>
    <style:style style:name="P21" style:family="paragraph" style:parent-style-name="Standard" style:list-style-name="L4">
      <style:text-properties officeooo:rsid="000c2f71" officeooo:paragraph-rsid="000c2f71"/>
    </style:style>
    <style:style style:name="P22" style:family="paragraph" style:parent-style-name="Standard" style:list-style-name="L3">
      <style:text-properties officeooo:rsid="000dd8c4" officeooo:paragraph-rsid="000dd8c4"/>
    </style:style>
    <style:style style:name="P23" style:family="paragraph" style:parent-style-name="Standard" style:list-style-name="L5">
      <style:text-properties style:text-underline-style="none" officeooo:rsid="000c2f71" officeooo:paragraph-rsid="000c2f71"/>
    </style:style>
    <style:style style:name="P24" style:family="paragraph" style:parent-style-name="Standard" style:list-style-name="L6">
      <style:text-properties style:text-underline-style="none" officeooo:rsid="000dd8c4" officeooo:paragraph-rsid="000dd8c4"/>
    </style:style>
    <style:style style:name="P25" style:family="paragraph" style:parent-style-name="Standard" style:list-style-name="L6">
      <style:text-properties style:text-underline-style="none" officeooo:rsid="000ef9db" officeooo:paragraph-rsid="000ef9db"/>
    </style:style>
    <style:style style:name="P26" style:family="paragraph" style:parent-style-name="Standard" style:list-style-name="L7">
      <style:text-properties style:text-underline-style="none" officeooo:rsid="00126a85" officeooo:paragraph-rsid="00126a85"/>
    </style:style>
    <style:style style:name="P27" style:family="paragraph" style:parent-style-name="Standard" style:list-style-name="L8">
      <style:text-properties style:text-underline-style="none" officeooo:rsid="00126a85" officeooo:paragraph-rsid="00126a85"/>
    </style:style>
    <style:style style:name="P28" style:family="paragraph" style:parent-style-name="Standard" style:list-style-name="L8">
      <style:text-properties style:text-underline-style="none" officeooo:rsid="0013aa93" officeooo:paragraph-rsid="0013aa93"/>
    </style:style>
    <style:style style:name="P29" style:family="paragraph" style:parent-style-name="Standard" style:list-style-name="L9">
      <style:text-properties style:text-underline-style="none" officeooo:rsid="0013cde8" officeooo:paragraph-rsid="0013cde8"/>
    </style:style>
    <style:style style:name="P30" style:family="paragraph" style:parent-style-name="Standard" style:list-style-name="L10">
      <style:text-properties style:text-underline-style="none" officeooo:rsid="0013cde8" officeooo:paragraph-rsid="0013cde8"/>
    </style:style>
    <style:style style:name="P31" style:family="paragraph" style:parent-style-name="Standard" style:list-style-name="L11">
      <style:text-properties style:text-underline-style="none" officeooo:rsid="00148fc0" officeooo:paragraph-rsid="00148fc0"/>
    </style:style>
    <style:style style:name="T1" style:family="text">
      <style:text-properties officeooo:rsid="000c2f71"/>
    </style:style>
    <style:style style:name="T2" style:family="text">
      <style:text-properties officeooo:rsid="000ef9db"/>
    </style:style>
    <style:style style:name="T3" style:family="text">
      <style:text-properties officeooo:rsid="0011410f"/>
    </style:style>
    <style:style style:name="T4" style:family="text">
      <style:text-properties style:text-underline-style="solid" style:text-underline-width="auto" style:text-underline-color="font-color"/>
    </style:style>
    <style:style style:name="T5" style:family="text">
      <style:text-properties officeooo:rsid="0015a66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cture 2</text:p>
      <text:p text:style-name="P1"/>
      <text:p text:style-name="P2">Where does technology come from:</text:p>
      <text:p text:style-name="P2"/>
      <text:list xml:id="list96835514" text:style-name="L1">
        <text:list-item>
          <text:p text:style-name="P18">Military (war)</text:p>
        </text:list-item>
        <text:list-item>
          <text:p text:style-name="P18">Space Exploration</text:p>
        </text:list-item>
        <text:list-item>
          <text:p text:style-name="P18">Accidents</text:p>
        </text:list-item>
        <text:list-item>
          <text:p text:style-name="P18">Garage/Inventors</text:p>
        </text:list-item>
        <text:list-item>
          <text:p text:style-name="P18">Private Firms R&amp;D</text:p>
        </text:list-item>
        <text:list-item>
          <text:p text:style-name="P18">University Research (Academia)</text:p>
        </text:list-item>
        <text:list-item>
          <text:p text:style-name="P18">SciFi – guides wanting</text:p>
        </text:list-item>
        <text:list-item>
          <text:p text:style-name="P18">Spontaneously</text:p>
        </text:list-item>
        <text:list-item>
          <text:p text:style-name="P18">Switching between industries</text:p>
        </text:list-item>
        <text:list-item>
          <text:p text:style-name="P18">Natural disasters</text:p>
        </text:list-item>
      </text:list>
      <text:p text:style-name="P2">Set a grand challenge – e.g spaceX – (X prizes) – set a big thing up and everyone runs towards it </text:p>
      <text:p text:style-name="P2"/>
      <text:p text:style-name="P2">Strategy:</text:p>
      <text:p text:style-name="P2"/>
      <text:p text:style-name="P3">Identification</text:p>
      <text:list xml:id="list4142323516" text:style-name="L2">
        <text:list-item>
          <text:p text:style-name="P19">Social Media</text:p>
        </text:list-item>
        <text:list-item>
          <text:p text:style-name="P19">Online forums</text:p>
        </text:list-item>
        <text:list-item>
          <text:p text:style-name="P19">Newspapers</text:p>
        </text:list-item>
      </text:list>
      <text:p text:style-name="P2"/>
      <text:p text:style-name="P3">Selection</text:p>
      <text:p text:style-name="P9">Got to manage everything identified to select right thing. Does it link to stratergy? Can company use it (ability)</text:p>
      <text:p text:style-name="P9"/>
      <text:list xml:id="list1012340562" text:style-name="L3">
        <text:list-item>
          <text:p text:style-name="P20">Speak to customers</text:p>
        </text:list-item>
        <text:list-item>
          <text:p text:style-name="P20">Community backing</text:p>
        </text:list-item>
        <text:list-item>
          <text:p text:style-name="P20">Market research</text:p>
        </text:list-item>
        <text:list-item>
          <text:p text:style-name="P20">followers on twitter</text:p>
        </text:list-item>
        <text:list-item>
          <text:p text:style-name="P20">Prototyping</text:p>
        </text:list-item>
        <text:list-item>
          <text:p text:style-name="P20">What are start ups working on</text:p>
        </text:list-item>
        <text:list-item>
          <text:p text:style-name="P22">See what investors looking at</text:p>
        </text:list-item>
      </text:list>
      <text:p text:style-name="P2"/>
      <text:p text:style-name="P3">Acquisition</text:p>
      <text:p text:style-name="P9">Spectrum of options that allow company to acquire a technology. Need to look either internally or externally. Do you need it or need ability to do something. Need it very early on or later on in generation. What kind of technology acquiring – software vs engines. Are we only people that can do it. Therefore don’t share. Do have sources (inc money) to be able acquire it?</text:p>
      <text:p text:style-name="P9"/>
      <text:list xml:id="list778875255" text:style-name="L4">
        <text:list-item>
          <text:p text:style-name="P21">Open Innovation</text:p>
        </text:list-item>
        <text:list-item>
          <text:p text:style-name="P21">Buy company</text:p>
        </text:list-item>
        <text:list-item>
          <text:p text:style-name="P21">Subcontracting</text:p>
        </text:list-item>
        <text:list-item>
          <text:p text:style-name="P21">In house</text:p>
        </text:list-item>
        <text:list-item>
          <text:p text:style-name="P21">Open Sour<text:span text:style-name="T3">ce</text:span></text:p>
        </text:list-item>
      </text:list>
      <text:p text:style-name="P2"/>
      <text:p text:style-name="P3">Explo<text:span text:style-name="T1">i</text:span>tation –<text:span text:style-name="T1"> using what know well to help</text:span></text:p>
      <text:list xml:id="list3508321333" text:style-name="L5">
        <text:list-item>
          <text:p text:style-name="P23">Advertising</text:p>
        </text:list-item>
        <text:list-item>
          <text:p text:style-name="P23">Products and services</text:p>
        </text:list-item>
        <text:list-item>
          <text:p text:style-name="P23">Licensing</text:p>
        </text:list-item>
      </text:list>
      <text:p text:style-name="P2"/>
      <text:p text:style-name="P3">Protection</text:p>
      <text:list xml:id="list3395590263" text:style-name="L6">
        <text:list-item>
          <text:p text:style-name="P24">IP</text:p>
        </text:list-item>
        <text:list-item>
          <text:p text:style-name="P24">Don’t tell anyone (in house development)</text:p>
        </text:list-item>
        <text:list-item>
          <text:p text:style-name="P24">Complexity (protect by making it complex or understand)</text:p>
        </text:list-item>
        <text:list-item>
          <text:p text:style-name="P24">Change (move forward very fast)</text:p>
        </text:list-item>
        <text:list-item>
          <text:p text:style-name="P24"><text:soft-page-break/>Legal rights – not just about patents.</text:p>
        </text:list-item>
        <text:list-item>
          <text:p text:style-name="P25">NDA</text:p>
        </text:list-item>
        <text:list-item>
          <text:p text:style-name="P25">Design right</text:p>
        </text:list-item>
        <text:list-item>
          <text:p text:style-name="P25">Trade names</text:p>
        </text:list-item>
        <text:list-item>
          <text:p text:style-name="P25">Depends on what selling</text:p>
        </text:list-item>
      </text:list>
      <text:p text:style-name="P10"/>
      <text:p text:style-name="P9">Can be licensed, brought and sold. <text:span text:style-name="T2">See slides</text:span></text:p>
      <text:p text:style-name="P9"/>
      <text:p text:style-name="P10">How something looks is <text:span text:style-name="T3">not protected by patent – would need to register it for the look (registered design)</text:span></text:p>
      <text:p text:style-name="P10">How something functions <text:span text:style-name="T3">can be patented.</text:span></text:p>
      <text:p text:style-name="P9"/>
      <text:p text:style-name="P10">ARM have to be really big on all the things that they sell (IP ) need everything that is made with their IP can be traced back to them.</text:p>
      <text:p text:style-name="P10"/>
      <text:p text:style-name="P10">Shows how powerful you are if have protection.</text:p>
      <text:p text:style-name="P9"/>
      <text:p text:style-name="P9"/>
      <text:p text:style-name="P9"/>
      <text:p text:style-name="P11">Second half:</text:p>
      <text:p text:style-name="P11"/>
      <text:p text:style-name="P12">Tesco:</text:p>
      <text:p text:style-name="P12">Assumed paid before actually are and pushed back paying debts</text:p>
      <text:p text:style-name="P12"/>
      <text:p text:style-name="P12"/>
      <text:p text:style-name="P12"><text:span text:style-name="T4">Three values that are true</text:span>:</text:p>
      <text:p text:style-name="P12">Dates</text:p>
      <text:p text:style-name="P12">Shares issued</text:p>
      <text:p text:style-name="P12">Cash in bank</text:p>
      <text:p text:style-name="P12"/>
      <text:p text:style-name="P12">Hurdle rate – how much in and how much returns</text:p>
      <text:p text:style-name="P12">Big difference between selling and making profit</text:p>
      <text:p text:style-name="P12"/>
      <text:list xml:id="list3319231109" text:style-name="L7">
        <text:list-item>
          <text:p text:style-name="P26">Cost to develop</text:p>
        </text:list-item>
        <text:list-item>
          <text:p text:style-name="P26">Are there customers</text:p>
        </text:list-item>
        <text:list-item>
          <text:p text:style-name="P26">How big is market</text:p>
        </text:list-item>
        <text:list-item>
          <text:p text:style-name="P26">Sold some already?</text:p>
        </text:list-item>
        <text:list-item>
          <text:p text:style-name="P26">Competition</text:p>
        </text:list-item>
        <text:list-item>
          <text:p text:style-name="P26">Investing in technology or people</text:p>
        </text:list-item>
        <text:list-item>
          <text:p text:style-name="P26">Who owns it</text:p>
        </text:list-item>
      </text:list>
      <text:p text:style-name="P12"/>
      <text:p text:style-name="P4">Value of Technology:</text:p>
      <text:p text:style-name="P4"/>
      <text:list xml:id="list29290246" text:style-name="L8">
        <text:list-item>
          <text:p text:style-name="P27">Is it patentable</text:p>
        </text:list-item>
        <text:list-item>
          <text:p text:style-name="P27">How long at peak</text:p>
        </text:list-item>
        <text:list-item>
          <text:p text:style-name="P27">How modular – fit with other things</text:p>
        </text:list-item>
        <text:list-item>
          <text:p text:style-name="P27">What type of technology</text:p>
        </text:list-item>
        <text:list-item>
          <text:p text:style-name="P28">Margin?</text:p>
        </text:list-item>
        <text:list-item>
          <text:p text:style-name="P28">Readiness for market</text:p>
        </text:list-item>
      </text:list>
      <text:p text:style-name="P13">Can have good ideas dropped by management high up</text:p>
      <text:p text:style-name="P13"/>
      <text:p text:style-name="P5">Property view</text:p>
      <text:list xml:id="list90897902" text:style-name="L9">
        <text:list-item>
          <text:p text:style-name="P29">Prices? (cost view – how much is it worth)</text:p>
        </text:list-item>
        <text:list-item>
          <text:p text:style-name="P29">market view (how much are stuff on the market going for)</text:p>
        </text:list-item>
        <text:list-item>
          <text:p text:style-name="P29">Income view of valuation (what can it do once own)</text:p>
        </text:list-item>
      </text:list>
      <text:p text:style-name="P6"/>
      <text:p text:style-name="P6"/>
      <text:p text:style-name="P6"><text:soft-page-break/>Patent Values:</text:p>
      <text:list xml:id="list1792312220" text:style-name="L10">
        <text:list-item>
          <text:p text:style-name="P30">Patents can be worth a lot of money.</text:p>
        </text:list-item>
        <text:list-item>
          <text:p text:style-name="P30">Have to spend money to get a patent (could be negative)</text:p>
        </text:list-item>
        <text:list-item>
          <text:p text:style-name="P30">Only stops people if have strong and expensive lawyers</text:p>
        </text:list-item>
      </text:list>
      <text:p text:style-name="P14"/>
      <text:p text:style-name="P14">XBox– loss leader – games result in profit</text:p>
      <text:p text:style-name="P14"/>
      <text:p text:style-name="P7">Cost estimation</text:p>
      <text:p text:style-name="P15">Cost estimation relationship for planes has a good graph (slides)</text:p>
      <text:p text:style-name="P15">Cost estimation relationship for software:</text:p>
      <text:list xml:id="list1201280294" text:style-name="L11">
        <text:list-item>
          <text:p text:style-name="P31">Lines of code</text:p>
        </text:list-item>
        <text:list-item>
          <text:p text:style-name="P31">Number of Functions</text:p>
        </text:list-item>
      </text:list>
      <text:p text:style-name="P15"/>
      <text:p text:style-name="P15">Psychology of cost:</text:p>
      <text:p text:style-name="P15">Do not throw good money after bad</text:p>
      <text:p text:style-name="P15"/>
      <text:p text:style-name="P15">Terms in slide:</text:p>
      <text:p text:style-name="P15"/>
      <text:p text:style-name="P7">PP (payback period)</text:p>
      <text:p text:style-name="P15">How quickly recoup cost. Not to do with profit. Money and time are intertwined: Risk of non repayment. Inflation</text:p>
      <text:p text:style-name="P15"/>
      <text:p text:style-name="P7"><text:span text:style-name="T5">Net </text:span>Present value:</text:p>
      <text:p text:style-name="P15">Calculation. Will nearly always be wrong – but can be in good or bad way (good is underestimate of sales) Be wary of single values FOG (facts, opinions, guesses)</text:p>
      <text:p text:style-name="P16">Need to see what assumptions made are based on. </text:p>
      <text:p text:style-name="P16">Over time estimation of value will change – should get more accurate closer to time of release</text:p>
      <text:p text:style-name="P16">When doing NPV, do situations and see how might affect valuation.</text:p>
      <text:p text:style-name="P16"/>
      <text:p text:style-name="P8">IRR internal rate of return:</text:p>
      <text:p text:style-name="P16">25% better than 20% (but doesn’t account for size of pies, as 20% might be of bigger pie) NPV is better measure. Accountants love %</text:p>
      <text:p text:style-name="P16"/>
      <text:p text:style-name="P8">Decision trees:</text:p>
      <text:p text:style-name="P16">If don’t invest can’t make money. Look at probability of success and probability of failure. </text:p>
      <text:p text:style-name="P16">Take into account all branches to see if worth while. Can be decisional. Decide at different points on tree depending on things like R&amp;D outcomes (excellent, good, poor) etc. Look at degrees of uncertainty.</text:p>
      <text:p text:style-name="P16"/>
      <text:p text:style-name="P17">HW look up:</text:p>
      <text:p text:style-name="P17">Tim Paterson, Mike Lynch, Saberr Bhatia (Valuation s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16:05:15.711805050</meta:creation-date>
    <dc:date>2017-10-17T17:48:35.002056678</dc:date>
    <meta:editing-duration>PT20M57S</meta:editing-duration>
    <meta:editing-cycles>6</meta:editing-cycles>
    <meta:generator>LibreOffice/5.3.6.1$Linux_X86_64 LibreOffice_project/30$Build-1</meta:generator>
    <meta:document-statistic meta:table-count="0" meta:image-count="0" meta:object-count="0" meta:page-count="3" meta:paragraph-count="108" meta:word-count="726" meta:character-count="4005" meta:non-whitespace-character-count="3428"/>
  </office:meta>
</office:document-meta>
</file>